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3.4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9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2"/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imensionReduction</text:p>
          </table:table-cell>
          <table:table-cell office:value-type="string" calcext:value-type="string">
            <text:p>Features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BalancedAccuracy</text:p>
          </table:table-cell>
          <table:table-cell table:style-name="Default" office:value-type="string" calcext:value-type="string">
            <text:p>AU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arches</text:p>
          </table:table-cell>
          <table:table-cell table:style-name="Default" office:value-type="string" calcext:value-type="string">
            <text:p>TimePerSearch</text:p>
          </table:table-cell>
          <table:table-cell office:value-type="string" calcext:value-type="string">
            <text:p>Hyperparameters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office:value-type="float" office:value="0.984974890101664" calcext:value-type="float">
            <text:p>0.984975</text:p>
          </table:table-cell>
          <table:table-cell office:value-type="float" office:value="0.980548074418209" calcext:value-type="float">
            <text:p>0.980548</text:p>
          </table:table-cell>
          <table:table-cell office:value-type="float" office:value="0.997466268021299" calcext:value-type="float">
            <text:p>0.997466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[.H2]/[.I2]" office:value-type="float" office:value="23.8" calcext:value-type="float">
            <text:p>24</text:p>
          </table:table-cell>
          <table:table-cell office:value-type="string" calcext:value-type="string">
            <text:p>{'l1_ratio': 0.7, 'class_weight': ‘balanced’, 'C': 0.0005623413251903491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PCA</text:p>
          </table:table-cell>
          <table:table-cell office:value-type="float" office:value="93" calcext:value-type="float">
            <text:p>93</text:p>
          </table:table-cell>
          <table:table-cell office:value-type="float" office:value="0.987519904187705" calcext:value-type="float">
            <text:p>0.987520</text:p>
          </table:table-cell>
          <table:table-cell office:value-type="float" office:value="0.977419232113516" calcext:value-type="float">
            <text:p>0.977419</text:p>
          </table:table-cell>
          <table:table-cell office:value-type="float" office:value="0.995280323098546" calcext:value-type="float">
            <text:p>0.995280</text:p>
          </table:table-cell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table:formula="of:=[.H3]/[.I3]" office:value-type="float" office:value="12.15" calcext:value-type="float">
            <text:p>12</text:p>
          </table:table-cell>
          <table:table-cell office:value-type="string" calcext:value-type="string">
            <text:p>{'l1_ratio': 0.7, 'class_weight': ‘balanced’, 'C': 0.0005623413251903491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SVM-RFE</text:p>
          </table:table-cell>
          <table:table-cell office:value-type="float" office:value="86" calcext:value-type="float">
            <text:p>86</text:p>
          </table:table-cell>
          <table:table-cell office:value-type="float" office:value="0.994338364386134" calcext:value-type="float">
            <text:p>0.994338</text:p>
          </table:table-cell>
          <table:table-cell office:value-type="float" office:value="0.996390368590317" calcext:value-type="float">
            <text:p>0.996390</text:p>
          </table:table-cell>
          <table:table-cell office:value-type="float" office:value="0.99979972299561" calcext:value-type="float">
            <text:p>0.999800</text:p>
          </table:table-cell>
          <table:table-cell office:value-type="float" office:value="2226" calcext:value-type="float">
            <text:p>2226</text:p>
          </table:table-cell>
          <table:table-cell office:value-type="float" office:value="40" calcext:value-type="float">
            <text:p>40</text:p>
          </table:table-cell>
          <table:table-cell table:formula="of:=[.H4]/[.I4]" office:value-type="float" office:value="55.65" calcext:value-type="float">
            <text:p>56</text:p>
          </table:table-cell>
          <table:table-cell office:value-type="string" calcext:value-type="string">
            <text:p>{'l1_ratio': 0.95, 'class_weight': None, 'C': 8.25404185268019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AE</text:p>
          </table:table-cell>
          <table:table-cell office:value-type="float" office:value="20" calcext:value-type="float">
            <text:p>20</text:p>
          </table:table-cell>
          <table:table-cell office:value-type="float" office:value="0.994896362126924" calcext:value-type="float">
            <text:p>0.994896</text:p>
          </table:table-cell>
          <table:table-cell office:value-type="float" office:value="0.996326117202315" calcext:value-type="float">
            <text:p>0.996326</text:p>
          </table:table-cell>
          <table:table-cell office:value-type="float" office:value="0.998833078739187" calcext:value-type="float">
            <text:p>0.998833</text:p>
          </table:table-cell>
          <table:table-cell office:value-type="float" office:value="1395" calcext:value-type="float">
            <text:p>1395</text:p>
          </table:table-cell>
          <table:table-cell office:value-type="float" office:value="40" calcext:value-type="float">
            <text:p>40</text:p>
          </table:table-cell>
          <table:table-cell table:formula="of:=[.H5]/[.I5]" office:value-type="float" office:value="34.875" calcext:value-type="float">
            <text:p>35</text:p>
          </table:table-cell>
          <table:table-cell office:value-type="string" calcext:value-type="string">
            <text:p>{'l1_ratio': 0.7, 'class_weight': 'balanced', 'C': 0.0005623413251903491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office:value-type="float" office:value="0.999659757475128" calcext:value-type="float">
            <text:p>0.999660</text:p>
          </table:table-cell>
          <table:table-cell office:value-type="float" office:value="0.999787721830687" calcext:value-type="float">
            <text:p>0.999788</text:p>
          </table:table-cell>
          <table:table-cell office:value-type="float" office:value="0.999997616525818" calcext:value-type="float">
            <text:p>0.999998</text:p>
          </table:table-cell>
          <table:table-cell office:value-type="float" office:value="2085" calcext:value-type="float">
            <text:p>2085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float" office:value="208.5" calcext:value-type="float">
            <text:p>209</text:p>
          </table:table-cell>
          <table:table-cell office:value-type="string" calcext:value-type="string">
            <text:p>{'n_estimators': 600, 'max_leaf_nodes': 31, 'max_features': 18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PCA</text:p>
          </table:table-cell>
          <table:table-cell office:value-type="float" office:value="93" calcext:value-type="float">
            <text:p>93</text:p>
          </table:table-cell>
          <table:table-cell office:value-type="float" office:value="0.999373953754236" calcext:value-type="float">
            <text:p>0.999374</text:p>
          </table:table-cell>
          <table:table-cell office:value-type="float" office:value="0.999609408168464" calcext:value-type="float">
            <text:p>0.999609</text:p>
          </table:table-cell>
          <table:table-cell office:value-type="float" office:value="0.999995790514592" calcext:value-type="float">
            <text:p>0.999996</text:p>
          </table:table-cell>
          <table:table-cell office:value-type="float" office:value="4946" calcext:value-type="float">
            <text:p>4946</text:p>
          </table:table-cell>
          <table:table-cell office:value-type="float" office:value="40" calcext:value-type="float">
            <text:p>40</text:p>
          </table:table-cell>
          <table:table-cell table:formula="of:=[.H7]/[.I7]" office:value-type="float" office:value="123.65" calcext:value-type="float">
            <text:p>124</text:p>
          </table:table-cell>
          <table:table-cell office:value-type="string" calcext:value-type="string">
            <text:p>{‘n_estimators’: 600, ‘max_leaf_nodes’: 31, ‘max_features’: 16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SVM-RFE</text:p>
          </table:table-cell>
          <table:table-cell office:value-type="float" office:value="110" calcext:value-type="float">
            <text:p>110</text:p>
          </table:table-cell>
          <table:table-cell office:value-type="float" office:value="0.999659757475128" calcext:value-type="float">
            <text:p>0.999660</text:p>
          </table:table-cell>
          <table:table-cell office:value-type="float" office:value="0.999787721830687" calcext:value-type="float">
            <text:p>0.999788</text:p>
          </table:table-cell>
          <table:table-cell office:value-type="float" office:value="0.99999261798011" calcext:value-type="float">
            <text:p>0.999993</text:p>
          </table:table-cell>
          <table:table-cell office:value-type="float" office:value="8857" calcext:value-type="float">
            <text:p>8857</text:p>
          </table:table-cell>
          <table:table-cell office:value-type="float" office:value="40" calcext:value-type="float">
            <text:p>40</text:p>
          </table:table-cell>
          <table:table-cell table:formula="of:=[.H8]/[.I8]" office:value-type="float" office:value="221.425" calcext:value-type="float">
            <text:p>221</text:p>
          </table:table-cell>
          <table:table-cell office:value-type="string" calcext:value-type="string">
            <text:p>{'n_estimators': 300, 'max_leaf_nodes': 31, 'max_features': 18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E</text:p>
          </table:table-cell>
          <table:table-cell office:value-type="float" office:value="20" calcext:value-type="float">
            <text:p>20</text:p>
          </table:table-cell>
          <table:table-cell office:value-type="float" office:value="0.998707078405487" calcext:value-type="float">
            <text:p>0.998707</text:p>
          </table:table-cell>
          <table:table-cell office:value-type="float" office:value="0.999116020284296" calcext:value-type="float">
            <text:p>0.999116</text:p>
          </table:table-cell>
          <table:table-cell office:value-type="float" office:value="0.999990993889182" calcext:value-type="float">
            <text:p>0.999991</text:p>
          </table:table-cell>
          <table:table-cell office:value-type="float" office:value="5339" calcext:value-type="float">
            <text:p>5339</text:p>
          </table:table-cell>
          <table:table-cell office:value-type="float" office:value="40" calcext:value-type="float">
            <text:p>40</text:p>
          </table:table-cell>
          <table:table-cell table:formula="of:=[.H9]/[.I9]" office:value-type="float" office:value="133.475" calcext:value-type="float">
            <text:p>133</text:p>
          </table:table-cell>
          <table:table-cell office:value-type="string" calcext:value-type="string">
            <text:p>{'n_estimators': 600, 'max_leaf_nodes': 26, 'max_features': 4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office:value-type="float" office:value="0.999618928372144" calcext:value-type="float">
            <text:p>0.999619</text:p>
          </table:table-cell>
          <table:table-cell office:value-type="float" office:value="0.999607603105741" calcext:value-type="float">
            <text:p>0.999608</text:p>
          </table:table-cell>
          <table:table-cell office:value-type="float" office:value="0.999997238870852" calcext:value-type="float">
            <text:p>0.999997</text:p>
          </table:table-cell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table:formula="of:=[.H10]/[.I10]" office:value-type="float" office:value="79.6" calcext:value-type="float">
            <text:p>80</text:p>
          </table:table-cell>
          <table:table-cell office:value-type="string" calcext:value-type="string">
            <text:p>{'rate': 0.1, 'n_neurons': 132, 'n_hidden': 3, ‘MC Dropout’: 100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PCA</text:p>
          </table:table-cell>
          <table:table-cell office:value-type="float" office:value="88" calcext:value-type="float">
            <text:p>88</text:p>
          </table:table-cell>
          <table:table-cell office:value-type="float" office:value="0.999387563455231" calcext:value-type="float">
            <text:p>0.999388</text:p>
          </table:table-cell>
          <table:table-cell office:value-type="float" office:value="0.999489028174713" calcext:value-type="float">
            <text:p>0.999489</text:p>
          </table:table-cell>
          <table:table-cell office:value-type="float" office:value="0.999986898456738" calcext:value-type="float">
            <text:p>0.999987</text:p>
          </table:table-cell>
          <table:table-cell table:formula="of:=1060+642+812+732" office:value-type="float" office:value="3246" calcext:value-type="float">
            <text:p>3246</text:p>
          </table:table-cell>
          <table:table-cell office:value-type="float" office:value="40" calcext:value-type="float">
            <text:p>40</text:p>
          </table:table-cell>
          <table:table-cell table:formula="of:=[.H11]/[.I11]" office:value-type="float" office:value="81.15" calcext:value-type="float">
            <text:p>81</text:p>
          </table:table-cell>
          <table:table-cell office:value-type="string" calcext:value-type="string">
            <text:p>{'rate': 0.1, 'n_neurons': 255, 'n_hidden': 2, ‘MC Dropout’: No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SVM-RFE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.999755025382092" calcext:value-type="float">
            <text:p>0.999755</text:p>
          </table:table-cell>
          <table:table-cell table:style-name="ce4" office:value-type="float" office:value="0.99982138549399" calcext:value-type="float">
            <text:p>0.999821</text:p>
          </table:table-cell>
          <table:table-cell table:style-name="ce4" office:value-type="float" office:value="0.999998511492442" calcext:value-type="float">
            <text:p>0.999999</text:p>
          </table:table-cell>
          <table:table-cell table:formula="of:=1203+1290+1523+1922" office:value-type="float" office:value="5938" calcext:value-type="float">
            <text:p>5938</text:p>
          </table:table-cell>
          <table:table-cell office:value-type="float" office:value="40" calcext:value-type="float">
            <text:p>40</text:p>
          </table:table-cell>
          <table:table-cell table:formula="of:=[.H12]/[.I12]" office:value-type="float" office:value="148.45" calcext:value-type="float">
            <text:p>148</text:p>
          </table:table-cell>
          <table:table-cell office:value-type="string" calcext:value-type="string">
            <text:p>{'rate': 0.1, 'n_neurons': 258, 'n_hidden': 2, ‘MC Dropout’: 100}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AE</text:p>
          </table:table-cell>
          <table:table-cell office:value-type="float" office:value="10" calcext:value-type="float">
            <text:p>10</text:p>
          </table:table-cell>
          <table:table-cell office:value-type="float" office:value="0.999292295548267" calcext:value-type="float">
            <text:p>0.999292</text:p>
          </table:table-cell>
          <table:table-cell office:value-type="float" office:value="0.999274944942677" calcext:value-type="float">
            <text:p>0.999275</text:p>
          </table:table-cell>
          <table:table-cell office:value-type="float" office:value="0.999989166132247" calcext:value-type="float">
            <text:p>0.999989</text:p>
          </table:table-cell>
          <table:table-cell table:formula="of:=1612+1300+1287+1023" office:value-type="float" office:value="5222" calcext:value-type="float">
            <text:p>5222</text:p>
          </table:table-cell>
          <table:table-cell office:value-type="float" office:value="40" calcext:value-type="float">
            <text:p>40</text:p>
          </table:table-cell>
          <table:table-cell table:formula="of:=[.H13]/[.I13]" office:value-type="float" office:value="130.55" calcext:value-type="float">
            <text:p>131</text:p>
          </table:table-cell>
          <table:table-cell office:value-type="string" calcext:value-type="string">
            <text:p>{'rate': 0.1, 'n_neurons': 172, 'n_hidden': 3, ‘MC Dropout’: no}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P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SVM-R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P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SVM-R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P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SVM-R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P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SVM-R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P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SVM-R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None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P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SVM-RF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A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imensionReduc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lancedAccuracy</text:p>
          </table:table-cell>
          <table:table-cell office:value-type="string" calcext:value-type="string">
            <text:p>AU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NeuralNet</text:p>
          </table:table-cell>
          <table:table-cell office:value-type="string" calcext:value-type="string">
            <text:p>SVM-RFE</text:p>
          </table:table-cell>
          <table:table-cell office:value-type="float" office:value="0.924810869725974" calcext:value-type="float">
            <text:p>0.924810869725974</text:p>
          </table:table-cell>
          <table:table-cell office:value-type="float" office:value="0.947523312685142" calcext:value-type="float">
            <text:p>0.947523312685142</text:p>
          </table:table-cell>
          <table:table-cell office:value-type="float" office:value="0.95190567917899" calcext:value-type="float">
            <text:p>0.95190567917899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Predicted</text:p>
          </table:table-cell>
          <table:covered-table-cell/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ttack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 calcext:value-type="string" table:number-columns-spanned="1" table:number-rows-spanned="2">
            <text:p>Truth</text:p>
          </table:table-cell>
          <table:table-cell office:value-type="string" calcext:value-type="string">
            <text:p>Attack</text:p>
          </table:table-cell>
          <table:table-cell office:value-type="float" office:value="227975" calcext:value-type="float">
            <text:p>227975</text:p>
          </table:table-cell>
          <table:table-cell office:value-type="float" office:value="22461" calcext:value-type="float">
            <text:p>22461</text:p>
          </table:table-cell>
          <table:table-cell table:formula="of:=SUM([.M4:.N4])" office:value-type="float" office:value="250436" calcext:value-type="float">
            <text:p>250436</text:p>
          </table:table-cell>
          <table:table-cell/>
          <table:table-cell office:value-type="string" calcext:value-type="string">
            <text:p>precision</text:p>
          </table:table-cell>
          <table:table-cell table:formula="of:=[.M4]/[.M6]" office:value-type="float" office:value="0.995958934032328" calcext:value-type="float">
            <text:p>0.995958934032328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Normal</text:p>
          </table:table-cell>
          <table:table-cell office:value-type="float" office:value="925" calcext:value-type="float">
            <text:p>925</text:p>
          </table:table-cell>
          <table:table-cell office:value-type="float" office:value="59668" calcext:value-type="float">
            <text:p>59668</text:p>
          </table:table-cell>
          <table:table-cell table:formula="of:=SUM([.M5:.N5])" office:value-type="float" office:value="60593" calcext:value-type="float">
            <text:p>60593</text:p>
          </table:table-cell>
          <table:table-cell/>
          <table:table-cell office:value-type="string" calcext:value-type="string">
            <text:p>recall</text:p>
          </table:table-cell>
          <table:table-cell table:formula="of:=[.M4]/[.O4]" office:value-type="float" office:value="0.910312415147982" calcext:value-type="float">
            <text:p>0.910312415147982</text:p>
          </table:table-cell>
        </table:table-row>
        <table:table-row table:style-name="ro1">
          <table:table-cell table:number-columns-repeated="12"/>
          <table:table-cell table:formula="of:=SUM([.M4:.M5])" office:value-type="float" office:value="228900" calcext:value-type="float">
            <text:p>228900</text:p>
          </table:table-cell>
          <table:table-cell table:formula="of:=SUM([.N4:.N5])" office:value-type="float" office:value="82129" calcext:value-type="float">
            <text:p>82129</text:p>
          </table:table-cell>
          <table:table-cell table:formula="of:=SUM([.M6:.N6])" office:value-type="float" office:value="311029" calcext:value-type="float">
            <text:p>311029</text:p>
          </table:table-cell>
          <table:table-cell/>
          <table:table-cell office:value-type="string" calcext:value-type="string">
            <text:p>f1</text:p>
          </table:table-cell>
          <table:table-cell table:formula="of:=HARMEAN([.R4:.R5])" office:value-type="float" office:value="0.95121167615201" calcext:value-type="float">
            <text:p>0.95121167615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3:27:09.371192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9:40:49.627147286</meta:creation-date>
    <dc:date>2021-05-06T14:15:00.952785905</dc:date>
    <meta:editing-duration>P1DT14H10M4S</meta:editing-duration>
    <meta:editing-cycles>18</meta:editing-cycles>
    <meta:generator>LibreOffice/6.0.7.3$Linux_X86_64 LibreOffice_project/00m0$Build-3</meta:generator>
    <meta:document-statistic meta:table-count="2" meta:cell-count="254" meta:object-count="0"/>
  </office:meta>
</office:document-meta>
</file>